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758000006B0FF88A8F4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x="0cm" svg:y="2.699cm" svg:width="17cm" svg:height="15.48cm" draw:z-index="0"><draw:image xlink:href="Pictures/1000000000000758000006B0FF88A8F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Pelenitsyn</meta:initial-creator>
    <meta:creation-date>2012-05-08T02:59:45</meta:creation-date>
    <meta:document-statistic meta:table-count="0" meta:image-count="1" meta:object-count="0" meta:page-count="1" meta:paragraph-count="0" meta:word-count="0" meta:character-count="0" meta:non-whitespace-character-count="0"/>
    <dc:date>2012-05-08T03:00:35</dc:date>
    <dc:creator>Artem Pelenitsyn</dc:creator>
    <meta:editing-duration>PT52S</meta:editing-duration>
    <meta:editing-cycles>1</meta:editing-cycles>
    <meta:generator>LibreOffice/3.4$Linux LibreOffice_project/340m1$Build-402</meta:generator>
  </office:meta>
</office:document-meta>
</file>